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VersionFactory.getSoapVersion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VersionFactory.get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VersionFactory.getSoapVersion( Q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VersionFactory.register( Soap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Version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